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0" table:number-columns-repeated="3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6"/>
        </table:table-row>
      </table:table>
      <table:table table:name="Version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User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Issue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Note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Attachment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Customfield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History" table:style-name="ta1"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 style:data-style-name="N2" text:time-value="08:42:52.2790118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26T08:45:49.088649418</dc:date>
    <meta:editing-duration>PT1H20M8S</meta:editing-duration>
    <meta:editing-cycles>26</meta:editing-cycles>
    <meta:generator>LibreOffice/6.2.3.2$Linux_X86_64 LibreOffice_project/20$Build-2</meta:generator>
    <meta:document-statistic meta:table-count="8" meta:cell-count="203" meta:object-count="0"/>
  </office:meta>
</office:document-meta>
</file>